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 i Cognoms:</text:p>
      <text:p text:style-name="P1"/>
      <text:p text:style-name="P1"/>
      <text:p text:style-name="P2">Activitat sobre el capítol V, Despierta baby, del llibre Ètica para Amador</text:p>
      <text:p text:style-name="P1"/>
      <text:p text:style-name="P1"/>
      <text:p text:style-name="P1">Quin és el missatge que l'autor vol donar amb l'exemple del mestre budista i el seu deixeble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in és el problema de tractar les persones com a coses segons l'autor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nta respondre a la pregunta que l'autor fa al final del text: en què consisteix això de tractar les persones com a persones?</text:p>
      <text:p text:style-name="P1"/>
      <text:p text:style-name="P1"/>
      <text:p text:style-name="P1"/>
      <text:p text:style-name="P4">Activitat sobre la pel·lícula Coach Carter</text:p>
      <text:p text:style-name="P2"><text:span text:style-name="T1"/></text:p>
      <text:p text:style-name="P2"><text:span text:style-name="T1"/></text:p>
      <text:p text:style-name="P3"><text:span text:style-name="T1">Per què creus que l'entrenador Carter fa tot el que fa per millorar la vida d'uns alumnes que ni coneix, complicant-se la vida i sense treure cap benefici material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La directora del colegi en un moment li diu a l'entrenador Carter que les seves intencions són bones, però que els seus mètodes són extrems. Creus que a aquests mètodes se'ls podria aplicar allò que el fi justifica els mitjans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A la pel·lícula hi ha una trama secundària sobre un embaràs i la decisió d'avortar. El noi es mostra partidari de posar fi a l'embaràs, mentre que la noia, en un principi no ho és. Explica quines són les raons que dóna cadascú per defensar la seva postura i a continuació digues quina d'aquestes et sembla més respons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30T10:10:31.73</meta:creation-date>
    <dc:date>2013-05-30T10:40:03.18</dc:date>
    <meta:editing-duration>PT00H29M32S</meta:editing-duration>
    <meta:editing-cycles>8</meta:editing-cycles>
    <meta:generator>OpenOffice.org/3.1$Win32 OpenOffice.org_project/310m11$Build-9399</meta:generator>
    <meta:document-statistic meta:table-count="0" meta:image-count="0" meta:object-count="0" meta:page-count="2" meta:paragraph-count="9" meta:word-count="201" meta:character-count="1135"/>
  </office:meta>
</office:document-meta>
</file>